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E0000025320073CD1A5889A92.png" manifest:media-type="image/png"/>
  <manifest:file-entry manifest:full-path="Pictures/100000000000029300000187A3BAC34A92A6FF21.png" manifest:media-type="image/png"/>
  <manifest:file-entry manifest:full-path="Pictures/10000000000003BC00000229346703B634DDE75A.png" manifest:media-type="image/png"/>
  <manifest:file-entry manifest:full-path="Pictures/100000000000027700000177DF9FA959C293D8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Figura2" text:anchor-type="char" svg:width="16.695cm" svg:height="9.922cm" draw:z-index="1"><draw:image xlink:href="Pictures/100000000000027700000177DF9FA959C293D86F.png" xlink:type="simple" xlink:show="embed" xlink:actuate="onLoad" loext:mime-type="image/png"/></draw:frame></text:p>
      <text:p text:style-name="Standard"/>
      <text:p text:style-name="Standard"><draw:frame draw:style-name="fr2" draw:name="Figura3" text:anchor-type="char" svg:width="17cm" svg:height="9.834cm" draw:z-index="2"><draw:image xlink:href="Pictures/10000000000003BC00000229346703B634DDE7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Figura1" text:anchor-type="char" svg:width="17cm" svg:height="10.086cm" draw:z-index="0"><draw:image xlink:href="Pictures/100000000000029300000187A3BAC34A92A6FF21.png" xlink:type="simple" xlink:show="embed" xlink:actuate="onLoad" loext:mime-type="image/png"/></draw:frame><draw:frame draw:style-name="fr1" draw:name="Figura4" text:anchor-type="char" svg:x="0.272cm" svg:y="11.404cm" svg:width="15.187cm" svg:height="15.743cm" draw:z-index="3"><draw:image xlink:href="Pictures/100000000000023E0000025320073CD1A5889A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5:21:15.254992402</meta:creation-date>
    <dc:date>2023-11-17T16:11:29.548652770</dc:date>
    <meta:editing-duration>PT50M1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